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0C1BE5E24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1.649cm" fo:min-width="1.74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353cm" svg:stroke-color="#e6e905" draw:marker-start="Arrowheads_20_5" draw:marker-start-width="0.728cm" draw:marker-end="Arrowheads_20_3" draw:marker-end-width="0.828cm" draw:fill="none" draw:textarea-vertical-align="middle" fo:padding-top="0.3cm" fo:padding-bottom="0.3cm" fo:padding-left="0.425cm" fo:padding-right="0.42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79cm" draw:marker-end-width="0.279cm" draw:fill="none" draw:fill-color="#ffffff" loext:fill-use-slide-background="false" draw:textarea-horizontal-align="justify" draw:textarea-vertical-align="middle" draw:auto-grow-height="false" fo:min-height="1.597cm" fo:min-width="1.689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c9211e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916cm" fo:min-width="13.336cm" loext:decorative="false"/>
    </style:style>
    <style:style style:name="gr10" style:family="graphic" style:parent-style-name="objectwithoutfill">
      <style:graphic-properties svg:stroke-width="0.159cm" svg:stroke-color="#000000" draw:marker-start-width="0.438cm" draw:marker-end="Arrowheads_20_3" draw:marker-end-width="0.4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dash" draw:stroke-dash="Long_20_Dot" svg:stroke-width="0.159cm" svg:stroke-color="#81d41a" draw:marker-start-width="0.438cm" draw:marker-end-width="0.438cm" svg:stroke-linecap="butt" draw:fill="none" loext:fill-use-slide-background="false" draw:textarea-horizontal-align="justify" draw:textarea-vertical-align="middle" draw:auto-grow-height="false" fo:min-height="2.98cm" fo:min-width="10.29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dash" draw:stroke-dash="Long_20_Dot" svg:stroke-width="0.159cm" svg:stroke-color="#e6e905" draw:marker-start-width="0.438cm" draw:marker-end-width="0.438cm" svg:stroke-linecap="butt" draw:fill="none" loext:fill-use-slide-background="false" draw:textarea-horizontal-align="justify" draw:textarea-vertical-align="middle" draw:auto-grow-height="false" fo:min-height="2.98cm" fo:min-width="16.194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302cm" fo:min-width="0.799cm" loext:decorative="false"/>
    </style:style>
    <style:style style:name="gr14" style:family="graphic" style:parent-style-name="objectwithoutfill">
      <style:graphic-properties svg:stroke-width="0.353cm" svg:stroke-color="#81d41a" draw:marker-start="Arrowheads_20_5" draw:marker-start-width="0.728cm" draw:marker-end="Arrowheads_20_3" draw:marker-end-width="0.828cm" draw:fill="none" draw:textarea-vertical-align="middle" fo:padding-top="0.3cm" fo:padding-bottom="0.3cm" fo:padding-left="0.425cm" fo:padding-right="0.425cm" loext:decorative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916cm" fo:min-width="17.339cm" loext:decorative="false"/>
    </style:style>
    <style:style style:name="gr16" style:family="graphic" style:parent-style-name="objectwithoutfill">
      <style:graphic-properties svg:stroke-width="0.159cm" svg:stroke-color="#000000" draw:marker-start="Arrowheads_20_5" draw:marker-start-width="0.438cm" draw:marker-end="Arrowheads_20_3" draw:marker-end-width="0.438cm" draw:fill="none" draw:textarea-vertical-align="middle" fo:padding-top="0.204cm" fo:padding-bottom="0.204cm" fo:padding-left="0.329cm" fo:padding-right="0.329cm" loext:decorative="false"/>
    </style:style>
    <style:style style:name="gr17" style:family="graphic">
      <style:graphic-properties style:protect="size" loext:decorative="false"/>
    </style:style>
    <style:style style:name="gr18" style:family="graphic" style:parent-style-name="standard">
      <style:graphic-properties svg:stroke-width="0.081cm" svg:stroke-color="#00a933" draw:marker-start-width="0.321cm" draw:marker-end-width="0.321cm" draw:fill="none" draw:fill-color="#ffffff" loext:fill-use-slide-background="false" draw:textarea-horizontal-align="justify" draw:textarea-vertical-align="middle" draw:auto-grow-height="false" fo:min-height="1.57cm" fo:min-width="1.3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373cm" loext:decorative="false"/>
      <style:paragraph-properties style:writing-mode="lr-tb"/>
    </style:style>
    <style:style style:name="gr20" style:family="graphic" style:parent-style-name="standard">
      <style:graphic-properties svg:stroke-width="0.106cm" svg:stroke-color="#81d41a" draw:marker-start-width="0.358cm" draw:marker-end-width="0.358cm" draw:fill="none" draw:fill-color="#ffffff" loext:fill-use-slide-background="false" draw:textarea-horizontal-align="justify" draw:textarea-vertical-align="middle" draw:auto-grow-height="false" fo:min-height="1.545cm" fo:min-width="1.637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81d41a" draw:marker-start="Arrowheads_20_5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svg:stroke-width="0.106cm" svg:stroke-color="#00a933" draw:marker-start="Arrowheads_20_5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objectwithoutfill">
      <style:graphic-properties draw:stroke="dash" draw:stroke-dash="Dot" svg:stroke-width="0.053cm" svg:stroke-color="#c9211e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dash" draw:stroke-dash="Dot" svg:stroke-width="0.106cm" svg:stroke-color="#81d41a" draw:marker-start-width="0.358cm" draw:marker-end-width="0.358cm" svg:stroke-linecap="butt" draw:fill="none" draw:fill-color="#ffffff" loext:fill-use-slide-background="false" draw:textarea-horizontal-align="justify" draw:textarea-vertical-align="middle" draw:auto-grow-height="false" fo:min-height="1.545cm" fo:min-width="1.637cm" fo:padding-top="0.177cm" fo:padding-bottom="0.177cm" fo:padding-left="0.302cm" fo:padding-right="0.30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stroke="dash" draw:stroke-dash="Dot" svg:stroke-width="0.106cm" svg:stroke-color="#81d41a" draw:marker-start="Arrowheads_20_5" draw:marker-start-width="0.359cm" draw:marker-end="Arrowheads_20_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7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2.084cm" fo:min-width="4.211cm" loext:decorative="fals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796cm" fo:min-width="4.282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3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69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76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c9211e" loext:opacity="100%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/>
      <style:text-properties fo:color="#ff4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c9211e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 loext:opacity="100%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paragraph-properties fo:text-align="center"/>
      <style:text-properties fo:color="#00a9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81d41a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" style:family="paragraph">
      <style:paragraph-properties fo:text-align="center"/>
      <style:text-properties style:font-name="Liberation Mono" fo:font-style="normal" style:font-style-asian="normal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color="#c9211e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5" style:family="paragraph">
      <style:paragraph-properties fo:text-align="center"/>
      <style:text-properties fo:font-style="normal" style:font-style-asian="normal" style:font-style-complex="normal"/>
    </style:style>
    <style:style style:name="P16" style:family="paragraph">
      <style:paragraph-properties fo:text-align="center"/>
      <style:text-properties fo:color="#000000" loext:opacity="100%" style:font-name="Liberation Mono"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8" style:family="paragraph">
      <style:paragraph-properties fo:text-align="center"/>
      <style:text-properties fo:color="#158466" loext:opacity="100%" style:font-name="Liberation Mono" fo:font-style="normal" style:font-style-asian="normal" style:font-style-complex="normal"/>
    </style:style>
    <style:style style:name="P19" style:family="paragraph">
      <loext:graphic-properties draw:fill="none" draw:fill-color="#ffffff"/>
      <style:paragraph-properties fo:text-align="center"/>
      <style:text-properties fo:color="#158466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ff4000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" style:family="text">
      <style:text-properties fo:color="#c9211e" loext:opacity="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00a933" loext:opacity="100%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fo:color="#158466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fo:color="#c9211e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color="#000000" loext:opacity="100%" style:font-name="Liberation Mono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fo:color="#ff4000" loext:opacity="100%" style:font-name="Liberation Mono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897cm" svg:height="1.999cm" svg:x="5.669cm" svg:y="1.6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2" draw:text-style-name="P2" draw:layer="layout" svg:width="2.241cm" svg:height="1.899cm" svg:x="1.463cm" svg:y="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335cm" svg:y1="2.571cm" svg:x2="5.669cm" svg:y2="2.571cm">
          <text:p/>
        </draw:line>
        <draw:frame draw:style-name="gr4" draw:text-style-name="P4" draw:layer="layout" svg:width="2.019cm" svg:height="0.965cm" svg:x="5.669cm" svg:y="0.6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0.6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0.6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0.6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0.6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0.6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1.3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0.666cm">
          <draw:text-box>
            <text:p text:style-name="P3"><text:span text:style-name="T3">root</text:span></text:p>
          </draw:text-box>
        </draw:frame>
        <draw:frame draw:style-name="gr1" draw:text-style-name="P1" draw:layer="layout" svg:width="19.897cm" svg:height="1.999cm" svg:x="5.669cm" svg:y="5.7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5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6.671cm" svg:x2="5.669cm" svg:y2="6.671cm">
          <text:p/>
        </draw:line>
        <draw:frame draw:style-name="gr4" draw:text-style-name="P4" draw:layer="layout" svg:width="2.019cm" svg:height="0.965cm" svg:x="5.669cm" svg:y="4.7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4.7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4.7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4.7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4.7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4.7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5.4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4.766cm">
          <draw:text-box>
            <text:p text:style-name="P3"><text:span text:style-name="T3">root</text:span></text:p>
          </draw:text-box>
        </draw:frame>
        <draw:frame draw:style-name="gr1" draw:text-style-name="P1" draw:layer="layout" svg:width="19.897cm" svg:height="1.999cm" svg:x="5.669cm" svg:y="9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9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10.471cm" svg:x2="5.669cm" svg:y2="10.471cm">
          <text:p/>
        </draw:line>
        <draw:frame draw:style-name="gr4" draw:text-style-name="P4" draw:layer="layout" svg:width="2.019cm" svg:height="0.965cm" svg:x="5.669cm" svg:y="8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8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8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8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8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8.567cm">
          <draw:text-box>
            <text:p text:style-name="P3"><text:span text:style-name="T1">next</text:span></text:p>
          </draw:text-box>
        </draw:frame>
        <draw:frame draw:style-name="gr6" draw:text-style-name="P6" draw:layer="layout" svg:width="2.832cm" svg:height="1.673cm" svg:x="1.152cm" svg:y="8.566cm">
          <draw:text-box>
            <text:p text:style-name="P3"><text:span text:style-name="T3">root</text:span></text:p>
          </draw:text-box>
        </draw:frame>
        <draw:custom-shape draw:style-name="gr9" draw:text-style-name="P7" draw:layer="layout" svg:width="13.836cm" svg:height="3.166cm" svg:x="9.672cm" svg:y="8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989cm" svg:height="1.173cm" svg:x="15.149cm" svg:y="9.283cm">
          <draw:text-box>
            <text:p text:style-name="P3"><text:span text:style-name="T2">nullptr</text:span></text:p>
          </draw:text-box>
        </draw:frame>
        <draw:line draw:style-name="gr10" draw:text-style-name="P8" draw:layer="layout" svg:x1="8.659cm" svg:y1="10.546cm" svg:x2="23.561cm" svg:y2="10.521cm">
          <text:p/>
        </draw:line>
        <draw:custom-shape draw:style-name="gr11" draw:text-style-name="P8" draw:layer="layout" svg:width="10.95cm" svg:height="3.388cm" svg:x="10.828cm" svg:y="4.7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6.852cm" svg:height="3.388cm" svg:x="5.008cm" svg:y="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99cm" svg:height="1.552cm" svg:x="10.247cm" svg:y="5.95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229cm" svg:y1="6.747cm" svg:x2="11.561cm" svg:y2="6.682cm">
          <text:p/>
        </draw:line>
        <draw:frame draw:style-name="gr1" draw:text-style-name="P1" draw:layer="layout" svg:width="19.897cm" svg:height="1.999cm" svg:x="5.669cm" svg:y="12.8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2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9cm" svg:height="0.965cm" svg:x="5.669cm" svg:y="11.8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11.8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11.8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11.8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11.8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11.867cm">
          <draw:text-box>
            <text:p text:style-name="P3"><text:span text:style-name="T1">next</text:span></text:p>
          </draw:text-box>
        </draw:frame>
        <draw:frame draw:style-name="gr6" draw:text-style-name="P6" draw:layer="layout" svg:width="2.832cm" svg:height="1.673cm" svg:x="1.152cm" svg:y="11.866cm">
          <draw:text-box>
            <text:p text:style-name="P3"><text:span text:style-name="T3">root</text:span></text:p>
          </draw:text-box>
        </draw:frame>
        <draw:custom-shape draw:style-name="gr15" draw:text-style-name="P7" draw:layer="layout" svg:width="17.839cm" svg:height="3.166cm" svg:x="5.669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989cm" svg:height="1.173cm" svg:x="11.26cm" svg:y="12.583cm">
          <draw:text-box>
            <text:p text:style-name="P3"><text:span text:style-name="T2">nullptr</text:span></text:p>
          </draw:text-box>
        </draw:frame>
        <draw:line draw:style-name="gr16" draw:text-style-name="P8" draw:layer="layout" svg:x1="2.474cm" svg:y1="13.855cm" svg:x2="23.561cm" svg:y2="13.821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6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7.471cm" svg:x2="5.669cm" svg:y2="7.471cm">
          <text:p/>
        </draw:line>
        <draw:frame draw:style-name="gr4" draw:text-style-name="P4" draw:layer="layout" svg:width="2.019cm" svg:height="0.965cm" svg:x="5.669cm" svg:y="5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5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5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5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5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5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6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5.566cm">
          <draw:text-box>
            <text:p text:style-name="P3"><text:span text:style-name="T3">root</text:span></text:p>
          </draw:text-box>
        </draw:frame>
        <draw:custom-shape draw:style-name="gr18" draw:text-style-name="P10" draw:layer="layout" svg:width="1.9cm" svg:height="1.9cm" svg:x="2.5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9cm" svg:height="1.9cm" svg:x="4.4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9cm" svg:height="1.623cm" svg:x="2.514cm" svg:y="3.075cm">
          <draw:text-box>
            <text:p text:style-name="P3"><text:span text:style-name="T4">n</text:span></text:p>
          </draw:text-box>
        </draw:frame>
        <draw:frame draw:style-name="gr4" draw:text-style-name="P4" draw:layer="layout" svg:width="1.899cm" svg:height="0.965cm" svg:x="4.414cm" svg:y="1.795cm">
          <draw:text-box>
            <text:p text:style-name="P3"><text:span text:style-name="T1">next</text:span></text:p>
          </draw:text-box>
        </draw:frame>
        <draw:custom-shape draw:style-name="gr20" draw:text-style-name="P2" draw:layer="layout" svg:width="2.241cm" svg:height="1.899cm" svg:x="7.747cm" svg:y="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832cm" svg:height="1.673cm" svg:x="7.369cm" svg:y="0.639cm">
          <draw:text-box>
            <text:p text:style-name="P3"><text:span text:style-name="T3">tmp</text:span></text:p>
          </draw:text-box>
        </draw:frame>
        <draw:line draw:style-name="gr21" draw:text-style-name="P8" draw:layer="layout" svg:x1="8.97cm" svg:y1="2.447cm" svg:x2="6.354cm" svg:y2="3.555cm">
          <text:p/>
        </draw:line>
        <draw:line draw:style-name="gr22" draw:text-style-name="P8" draw:layer="layout" svg:x1="5.366cm" svg:y1="3.59cm" svg:x2="5.669cm" svg:y2="6.53cm">
          <text:p/>
        </draw:line>
        <draw:frame draw:style-name="gr4" draw:text-style-name="P4" draw:layer="layout" svg:width="2.019cm" svg:height="0.965cm" svg:x="2.535cm" svg:y="1.795cm">
          <draw:text-box>
            <text:p text:style-name="P3"><text:span text:style-name="T1">value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6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3.704cm" svg:y1="7.471cm" svg:x2="5.669cm" svg:y2="7.471cm">
          <text:p/>
        </draw:line>
        <draw:frame draw:style-name="gr4" draw:text-style-name="P4" draw:layer="layout" svg:width="2.019cm" svg:height="0.965cm" svg:x="5.669cm" svg:y="5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5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5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5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5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5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6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5.566cm">
          <draw:text-box>
            <text:p text:style-name="P3"><text:span text:style-name="T3">root</text:span></text:p>
          </draw:text-box>
        </draw:frame>
        <draw:custom-shape draw:style-name="gr18" draw:text-style-name="P10" draw:layer="layout" svg:width="1.9cm" svg:height="1.9cm" svg:x="2.5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9cm" svg:height="1.9cm" svg:x="4.454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9cm" svg:height="1.623cm" svg:x="2.514cm" svg:y="3.075cm">
          <draw:text-box>
            <text:p text:style-name="P3"><text:span text:style-name="T4">n</text:span></text:p>
          </draw:text-box>
        </draw:frame>
        <draw:frame draw:style-name="gr4" draw:text-style-name="P4" draw:layer="layout" svg:width="1.899cm" svg:height="0.965cm" svg:x="4.414cm" svg:y="1.795cm">
          <draw:text-box>
            <text:p text:style-name="P3"><text:span text:style-name="T1">next</text:span></text:p>
          </draw:text-box>
        </draw:frame>
        <draw:custom-shape draw:style-name="gr24" draw:text-style-name="P2" draw:layer="layout" svg:width="2.241cm" svg:height="1.899cm" svg:x="7.747cm" svg:y="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832cm" svg:height="1.673cm" svg:x="7.369cm" svg:y="0.639cm">
          <draw:text-box>
            <text:p text:style-name="P3"><text:span text:style-name="T3">tmp</text:span></text:p>
          </draw:text-box>
        </draw:frame>
        <draw:line draw:style-name="gr25" draw:text-style-name="P8" draw:layer="layout" svg:x1="8.97cm" svg:y1="2.447cm" svg:x2="6.354cm" svg:y2="3.555cm">
          <text:p/>
        </draw:line>
        <draw:line draw:style-name="gr26" draw:text-style-name="P8" draw:layer="layout" svg:x1="3.984cm" svg:y1="7.021cm" svg:x2="4.943cm" svg:y2="7.881cm">
          <text:p/>
        </draw:line>
        <draw:line draw:style-name="gr26" draw:text-style-name="P8" draw:layer="layout" svg:x1="3.985cm" svg:y1="7.881cm" svg:x2="4.944cm" svg:y2="7.021cm">
          <text:p/>
        </draw:line>
        <draw:line draw:style-name="gr22" draw:text-style-name="P8" draw:layer="layout" svg:x1="5.366cm" svg:y1="3.59cm" svg:x2="5.669cm" svg:y2="6.53cm">
          <text:p/>
        </draw:line>
        <draw:frame draw:style-name="gr4" draw:text-style-name="P4" draw:layer="layout" svg:width="2.019cm" svg:height="0.965cm" svg:x="2.535cm" svg:y="1.795cm">
          <draw:text-box>
            <text:p text:style-name="P3"><text:span text:style-name="T1">value</text:span></text:p>
          </draw:text-box>
        </draw:frame>
        <draw:line draw:style-name="gr8" draw:text-style-name="P1" draw:layer="layout" svg:x1="3.189cm" svg:y1="6.568cm" svg:x2="4.128cm" svg:y2="4.698cm">
          <text:p/>
        </draw:line>
        <draw:line draw:style-name="gr26" draw:text-style-name="P8" draw:layer="layout" svg:x1="7.374cm" svg:y1="3.757cm" svg:x2="10.201cm" svg:y2="1.224cm">
          <text:p/>
        </draw:line>
        <draw:line draw:style-name="gr26" draw:text-style-name="P8" draw:layer="layout" svg:x1="7.375cm" svg:y1="1.224cm" svg:x2="10.202cm" svg:y2="3.757cm">
          <text:p/>
        </draw:lin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4.3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4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5.271cm" svg:x2="5.669cm" svg:y2="5.271cm">
          <text:p/>
        </draw:line>
        <draw:frame draw:style-name="gr4" draw:text-style-name="P4" draw:layer="layout" svg:width="2.019cm" svg:height="0.965cm" svg:x="5.669cm" svg:y="3.3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3.3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3.3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3.3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3.3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3.3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4.0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3.366cm">
          <draw:text-box>
            <text:p text:style-name="P3"><text:span text:style-name="T3">root</text:span></text:p>
          </draw:text-box>
        </draw:frame>
        <draw:custom-shape draw:style-name="gr20" draw:text-style-name="P2" draw:layer="layout" svg:width="2.241cm" svg:height="1.899cm" svg:x="2.947cm" svg:y="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832cm" svg:height="1.673cm" svg:x="2.569cm" svg:y="0.039cm">
          <draw:text-box>
            <text:p text:style-name="P3"><text:span text:style-name="T3">tmp</text:span></text:p>
          </draw:text-box>
        </draw:frame>
        <draw:line draw:style-name="gr21" draw:text-style-name="P8" draw:layer="layout" svg:x1="4.17cm" svg:y1="1.847cm" svg:x2="5.845cm" svg:y2="4.33cm">
          <text:p/>
        </draw:line>
        <draw:frame draw:style-name="gr1" draw:text-style-name="P1" draw:layer="layout" svg:width="19.897cm" svg:height="1.999cm" svg:x="5.669cm" svg:y="11.3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14.171cm" svg:x2="11.497cm" svg:y2="13.329cm">
          <text:p/>
        </draw:line>
        <draw:frame draw:style-name="gr4" draw:text-style-name="P4" draw:layer="layout" svg:width="2.019cm" svg:height="0.965cm" svg:x="5.669cm" svg:y="10.3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10.3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10.3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10.3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10.3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10.3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11.0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10.366cm">
          <draw:text-box>
            <text:p text:style-name="P3"><text:span text:style-name="T3">root</text:span></text:p>
          </draw:text-box>
        </draw:frame>
        <draw:custom-shape draw:style-name="gr20" draw:text-style-name="P2" draw:layer="layout" svg:width="2.241cm" svg:height="1.899cm" svg:x="2.947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832cm" svg:height="1.673cm" svg:x="2.569cm" svg:y="7.039cm">
          <draw:text-box>
            <text:p text:style-name="P3"><text:span text:style-name="T3">tmp</text:span></text:p>
          </draw:text-box>
        </draw:frame>
        <draw:line draw:style-name="gr21" draw:text-style-name="P8" draw:layer="layout" svg:x1="4.17cm" svg:y1="8.847cm" svg:x2="5.845cm" svg:y2="11.33cm">
          <text:p/>
        </draw:line>
        <draw:line draw:style-name="gr27" draw:text-style-name="P8" draw:layer="layout" svg:x1="3.704cm" svg:y1="13.267cm" svg:x2="5.556cm" svg:y2="14.191cm">
          <text:p/>
        </draw:line>
        <draw:line draw:style-name="gr27" draw:text-style-name="P8" draw:layer="layout" svg:x1="3.704cm" svg:y1="13.267cm" svg:x2="5.556cm" svg:y2="14.191cm">
          <text:p/>
        </draw:line>
        <draw:line draw:style-name="gr27" draw:text-style-name="P8" draw:layer="layout" svg:x1="5.556cm" svg:y1="14.191cm" svg:x2="9.525cm" svg:y2="14.171cm">
          <text:p/>
        </draw:line>
        <presentation:notes draw:style-name="dp1">
          <office:forms form:automatic-focus="false" form:apply-design-mode="false"/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4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4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7.371cm" svg:x2="11.497cm" svg:y2="6.529cm">
          <text:p/>
        </draw:line>
        <draw:frame draw:style-name="gr4" draw:text-style-name="P4" draw:layer="layout" svg:width="2.019cm" svg:height="0.965cm" svg:x="11.569cm" svg:y="3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3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3.567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3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4.283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3.566cm">
          <draw:text-box>
            <text:p text:style-name="P3"><text:span text:style-name="T3">root</text:span></text:p>
          </draw:text-box>
        </draw:frame>
        <draw:custom-shape draw:style-name="gr20" draw:text-style-name="P2" draw:layer="layout" svg:width="2.241cm" svg:height="1.899cm" svg:x="2.947cm" svg:y="1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832cm" svg:height="1.673cm" svg:x="2.569cm" svg:y="0.239cm">
          <draw:text-box>
            <text:p text:style-name="P3"><text:span text:style-name="T3">tmp</text:span></text:p>
          </draw:text-box>
        </draw:frame>
        <draw:line draw:style-name="gr27" draw:text-style-name="P8" draw:layer="layout" svg:x1="3.704cm" svg:y1="6.467cm" svg:x2="5.556cm" svg:y2="7.391cm">
          <text:p/>
        </draw:line>
        <draw:line draw:style-name="gr27" draw:text-style-name="P8" draw:layer="layout" svg:x1="3.704cm" svg:y1="6.467cm" svg:x2="5.556cm" svg:y2="7.391cm">
          <text:p/>
        </draw:line>
        <draw:line draw:style-name="gr27" draw:text-style-name="P8" draw:layer="layout" svg:x1="5.556cm" svg:y1="7.391cm" svg:x2="9.525cm" svg:y2="7.371cm">
          <text:p/>
        </draw:line>
        <draw:custom-shape draw:style-name="gr28" draw:text-style-name="P7" draw:layer="layout" svg:width="4.711cm" svg:height="2.334cm" svg:x="5.219cm" svg:y="4.421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4.17cm" svg:y1="2.047cm" svg:x2="5.845cm" svg:y2="4.53cm">
          <text:p/>
        </draw:line>
        <draw:custom-shape draw:style-name="gr29" draw:text-style-name="P7" draw:layer="layout" svg:width="4.782cm" svg:height="2.046cm" svg:x="6.786cm" svg:y="4.3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897cm" svg:height="1.999cm" svg:x="5.669cm" svg:y="10.144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525cm" svg:y1="12.985cm" svg:x2="11.497cm" svg:y2="12.143cm">
          <text:p/>
        </draw:line>
        <draw:frame draw:style-name="gr4" draw:text-style-name="P4" draw:layer="layout" svg:width="2.019cm" svg:height="0.965cm" svg:x="11.569cm" svg:y="9.18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9.18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9.181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9.588cm" svg:y="9.181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9.897cm">
          <draw:text-box>
            <text:p text:style-name="P3"><text:span text:style-name="T2">nullptr</text:span></text:p>
          </draw:text-box>
        </draw:frame>
        <draw:frame draw:style-name="gr6" draw:text-style-name="P6" draw:layer="layout" svg:width="2.832cm" svg:height="1.673cm" svg:x="1.152cm" svg:y="9.18cm">
          <draw:text-box>
            <text:p text:style-name="P3"><text:span text:style-name="T3">root</text:span></text:p>
          </draw:text-box>
        </draw:frame>
        <draw:line draw:style-name="gr27" draw:text-style-name="P8" draw:layer="layout" svg:x1="3.704cm" svg:y1="12.081cm" svg:x2="5.556cm" svg:y2="13.005cm">
          <text:p/>
        </draw:line>
        <draw:line draw:style-name="gr27" draw:text-style-name="P8" draw:layer="layout" svg:x1="3.704cm" svg:y1="12.081cm" svg:x2="5.556cm" svg:y2="13.005cm">
          <text:p/>
        </draw:line>
        <draw:line draw:style-name="gr27" draw:text-style-name="P8" draw:layer="layout" svg:x1="5.556cm" svg:y1="13.005cm" svg:x2="9.525cm" svg:y2="12.985cm">
          <text:p/>
        </draw:line>
        <draw:custom-shape draw:style-name="gr28" draw:text-style-name="P7" draw:layer="layout" svg:width="4.711cm" svg:height="2.334cm" svg:x="5.219cm" svg:y="10.0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4.782cm" svg:height="2.046cm" svg:x="6.786cm" svg:y="9.91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9.897cm" svg:height="1.999cm" svg:x="5.669cm" svg:y="6.53cm">
          <draw:image xlink:href="Pictures/1000000100000780000000C1BE5E24E6.png" xlink:type="simple" xlink:show="embed" xlink:actuate="onLoad" draw:mime-type="image/png">
            <text:p/>
          </draw:image>
        </draw:frame>
        <draw:custom-shape draw:style-name="gr7" draw:text-style-name="P2" draw:layer="layout" svg:width="2.241cm" svg:height="1.899cm" svg:x="1.463cm" svg:y="6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.704cm" svg:y1="7.471cm" svg:x2="5.669cm" svg:y2="7.471cm">
          <text:p/>
        </draw:line>
        <draw:frame draw:style-name="gr4" draw:text-style-name="P4" draw:layer="layout" svg:width="2.019cm" svg:height="0.965cm" svg:x="5.669cm" svg:y="5.565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7.688cm" svg:y="5.565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1.569cm" svg:y="5.566cm">
          <draw:text-box>
            <text:p text:style-name="P3"><text:span text:style-name="T1">value</text:span></text:p>
          </draw:text-box>
        </draw:frame>
        <draw:frame draw:style-name="gr4" draw:text-style-name="P4" draw:layer="layout" svg:width="1.899cm" svg:height="0.965cm" svg:x="13.588cm" svg:y="5.566cm">
          <draw:text-box>
            <text:p text:style-name="P3"><text:span text:style-name="T1">next</text:span></text:p>
          </draw:text-box>
        </draw:frame>
        <draw:frame draw:style-name="gr4" draw:text-style-name="P4" draw:layer="layout" svg:width="2.019cm" svg:height="0.965cm" svg:x="17.569cm" svg:y="5.567cm">
          <draw:text-box>
            <text:p text:style-name="P3"><text:span text:style-name="T1">valu</text:span><text:span text:style-name="T1">e</text:span></text:p>
          </draw:text-box>
        </draw:frame>
        <draw:frame draw:style-name="gr4" draw:text-style-name="P4" draw:layer="layout" svg:width="1.899cm" svg:height="0.965cm" svg:x="19.588cm" svg:y="5.567cm">
          <draw:text-box>
            <text:p text:style-name="P3"><text:span text:style-name="T1">next</text:span></text:p>
          </draw:text-box>
        </draw:frame>
        <draw:frame draw:style-name="gr5" draw:text-style-name="P5" draw:layer="layout" svg:width="2.989cm" svg:height="1.173cm" svg:x="21.076cm" svg:y="6.283cm">
          <draw:text-box>
            <text:p text:style-name="P3"><text:span text:style-name="T2">nullpt</text:span><text:span text:style-name="T2">r</text:span></text:p>
          </draw:text-box>
        </draw:frame>
        <draw:frame draw:style-name="gr6" draw:text-style-name="P6" draw:layer="layout" svg:width="2.832cm" svg:height="1.673cm" svg:x="1.152cm" svg:y="5.566cm">
          <draw:text-box>
            <text:p text:style-name="P3"><text:span text:style-name="T3">r</text:span><text:span text:style-name="T3">o</text:span><text:span text:style-name="T3">o</text:span><text:span text:style-name="T3">t</text:span></text:p>
          </draw:text-box>
        </draw:frame>
        <draw:frame draw:style-name="gr30" draw:text-style-name="P14" draw:layer="layout" svg:width="7.58cm" svg:height="0.983cm" draw:transform="rotate (0.785398163397448) translate (7.05cm 13.575cm)">
          <draw:text-box>
            <text:p text:style-name="P13"><text:span text:style-name="T5">roo</text:span><text:span text:style-name="T5">t-</text:span><text:span text:style-name="T5">&gt;</text:span><text:span text:style-name="T6">ne</text:span><text:span text:style-name="T6">xt-</text:span><text:span text:style-name="T6">&gt;</text:span><text:span text:style-name="T7">va</text:span><text:span text:style-name="T7">lue</text:span></text:p>
          </draw:text-box>
        </draw:frame>
        <draw:frame draw:style-name="gr31" draw:text-style-name="P14" draw:layer="layout" svg:width="7.423cm" svg:height="0.971cm" draw:transform="rotate (0.785398163397448) translate (9.266cm 13.464cm)">
          <draw:text-box>
            <text:p text:style-name="P15"><text:span text:style-name="T5">root</text:span><text:span text:style-name="T5">-</text:span><text:span text:style-name="T5">&gt;</text:span><text:span text:style-name="T6">nex</text:span><text:span text:style-name="T6">t-</text:span><text:span text:style-name="T6">&gt;</text:span><text:span text:style-name="T7">nex</text:span><text:span text:style-name="T7">t</text:span></text:p>
          </draw:text-box>
        </draw:frame>
        <draw:frame draw:style-name="gr32" draw:text-style-name="P14" draw:layer="layout" svg:width="6.734cm" svg:height="0.971cm" draw:transform="rotate (0.785398163397448) translate (2.353cm 12.477cm)">
          <draw:text-box>
            <text:p text:style-name="P13"><text:span text:style-name="T5">roo</text:span><text:span text:style-name="T5">t-</text:span><text:span text:style-name="T5">&gt;</text:span><text:span text:style-name="T6">va</text:span><text:span text:style-name="T6">lue</text:span></text:p>
          </draw:text-box>
        </draw:frame>
        <draw:frame draw:style-name="gr32" draw:text-style-name="P14" draw:layer="layout" svg:width="6.734cm" svg:height="0.971cm" draw:transform="rotate (0.785398163397448) translate (4.553cm 12.478cm)">
          <draw:text-box>
            <text:p text:style-name="P13"><text:span text:style-name="T5">root-&gt;</text:span><text:span text:style-name="T6">next</text:span></text:p>
          </draw:text-box>
        </draw:frame>
        <draw:frame draw:style-name="gr33" draw:text-style-name="P14" draw:layer="layout" svg:width="9.706cm" svg:height="1.015cm" draw:transform="rotate (0.785398163397448) translate (13.853cm 15.078cm)">
          <draw:text-box>
            <text:p text:style-name="P13"><text:span text:style-name="T5">root</text:span><text:span text:style-name="T5">-</text:span><text:span text:style-name="T5">&gt;</text:span><text:span text:style-name="T6">nex</text:span><text:span text:style-name="T6">t-</text:span><text:span text:style-name="T6">&gt;</text:span><text:span text:style-name="T7">nex</text:span><text:span text:style-name="T7">t</text:span><text:span text:style-name="T7">-</text:span><text:span text:style-name="T7">&gt;</text:span><text:span text:style-name="T8">nex</text:span><text:span text:style-name="T8">t</text:span></text:p>
          </draw:text-box>
        </draw:frame>
        <draw:frame draw:style-name="gr34" draw:text-style-name="P14" draw:layer="layout" svg:width="9.423cm" svg:height="0.971cm" draw:transform="rotate (0.785398163397448) translate (11.758cm 15.075cm)">
          <draw:text-box>
            <text:p text:style-name="P13"><text:span text:style-name="T5">roo</text:span><text:span text:style-name="T5">t-</text:span><text:span text:style-name="T5">&gt;</text:span><text:span text:style-name="T6">ne</text:span><text:span text:style-name="T6">xt-</text:span><text:span text:style-name="T6">&gt;</text:span><text:span text:style-name="T7">ne</text:span><text:span text:style-name="T7">xt</text:span><text:span text:style-name="T7">-</text:span><text:span text:style-name="T7">&gt;</text:span><text:span text:style-name="T8">va</text:span><text:span text:style-name="T8">lue</text:span></text:p>
          </draw:text-box>
        </draw:frame>
        <draw:frame draw:style-name="gr32" draw:text-style-name="P17" draw:layer="layout" svg:width="6.734cm" svg:height="0.971cm" draw:transform="rotate (0.785398163397448) translate (20.853cm 11.979cm)">
          <draw:text-box>
            <text:p text:style-name="P16"><text:span text:style-name="T7">nullpt</text:span><text:span text:style-name="T7">r</text:span></text:p>
          </draw:text-box>
        </draw:frame>
        <draw:frame draw:style-name="gr32" draw:text-style-name="P19" draw:layer="layout" svg:width="6.734cm" svg:height="0.971cm" draw:transform="rotate (0.785398163397448) translate (-0.747cm 11.579cm)">
          <draw:text-box>
            <text:p text:style-name="P18"><text:span text:style-name="T5">roo</text:span><text:span text:style-name="T5">t</text:span></text:p>
          </draw:text-box>
        </draw:frame>
        <presentation:notes draw:style-name="dp1">
          <office:forms form:automatic-focus="false" form:apply-design-mode="false"/>
          <draw:page-thumbnail draw:style-name="gr1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0-28T02:44:50.664224577</dc:date>
    <meta:editing-duration>PT7H8M20S</meta:editing-duration>
    <meta:editing-cycles>7</meta:editing-cycles>
    <meta:generator>LibreOffice/24.2.6.2$Linux_X86_64 LibreOffice_project/420$Build-2</meta:generator>
    <meta:document-statistic meta:object-count="210"/>
  </office:meta>
</office:document-meta>
</file>